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8000000180A8F8ADF51C5CFF1F.png" manifest:media-type="image/png"/>
  <manifest:file-entry manifest:full-path="Pictures/100002010000018000000180116833F90AE4B607.png" manifest:media-type="image/png"/>
  <manifest:file-entry manifest:full-path="Pictures/100002010000018000000180690DAAF920F5719C.png" manifest:media-type="image/png"/>
  <manifest:file-entry manifest:full-path="Pictures/1000020100000180000001804013DF52E8CA01CF.png" manifest:media-type="image/png"/>
  <manifest:file-entry manifest:full-path="Pictures/1000020100000180000001803115096392D821F0.png" manifest:media-type="image/png"/>
  <manifest:file-entry manifest:full-path="Pictures/1000020100000180000001809D919C529315A421.png" manifest:media-type="image/png"/>
  <manifest:file-entry manifest:full-path="Pictures/100002010000018000000180D3B313338D0A5FD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1" svg:font-family="'Calibri Light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b5cae6" draw:textarea-vertical-align="top" draw:auto-grow-height="false" fo:min-height="4.35cm" fo:min-width="1.9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b5cae6" draw:textarea-vertical-align="top" draw:auto-grow-height="false" fo:min-height="1.302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b5cae6" draw:textarea-vertical-align="top" draw:auto-grow-height="false" fo:min-height="1.699cm" fo:min-width="1.91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_20_-_20_Vuoto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b5cae6"/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-_20_Vuoto" presentation:presentation-page-layout-name="AL1T1">
        <draw:frame draw:name="Elemento grafico 4" draw:style-name="gr1" draw:text-style-name="P1" draw:layer="layout" svg:width="3.725cm" svg:height="3.725cm" svg:x="11.351cm" svg:y="7.073cm">
          <draw:image xlink:href="Pictures/1000020100000180000001803115096392D821F0.png" xlink:type="simple" xlink:show="embed" xlink:actuate="onLoad" loext:mime-type="image/png">
            <text:p/>
          </draw:image>
          <svg:desc>Utenti</svg:desc>
        </draw:frame>
        <draw:frame draw:name="Elemento grafico 6" draw:style-name="gr1" draw:text-style-name="P1" draw:layer="layout" svg:width="3.725cm" svg:height="3.725cm" svg:x="19.951cm" svg:y="11.571cm">
          <draw:image xlink:href="Pictures/1000020100000180000001804013DF52E8CA01CF.png" xlink:type="simple" xlink:show="embed" xlink:actuate="onLoad" loext:mime-type="image/png">
            <text:p/>
          </draw:image>
          <svg:desc>Cronometro</svg:desc>
        </draw:frame>
        <draw:custom-shape draw:name="Mostrina 5" draw:style-name="gr2" draw:text-style-name="P2" draw:layer="layout" svg:width="2.409cm" svg:height="4.599cm" svg:x="7.79cm" svg:y="6.636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custom-shape draw:name="Mostrina 8" draw:style-name="gr2" draw:text-style-name="P2" draw:layer="layout" svg:width="2.409cm" svg:height="4.599cm" svg:x="16.491cm" svg:y="6.56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frame draw:name="Elemento grafico 10" draw:style-name="gr1" draw:text-style-name="P1" draw:layer="layout" svg:width="4.057cm" svg:height="4.057cm" svg:x="19.686cm" svg:y="6.831cm">
          <draw:image xlink:href="Pictures/1000020100000180000001809D919C529315A421.png" xlink:type="simple" xlink:show="embed" xlink:actuate="onLoad" loext:mime-type="image/png">
            <text:p/>
          </draw:image>
          <svg:desc>Grafico a barre</svg:desc>
        </draw:frame>
        <draw:frame draw:name="Elemento grafico 3" draw:style-name="gr1" draw:text-style-name="P1" draw:layer="layout" svg:width="2.539cm" svg:height="2.538cm" svg:x="3.686cm" svg:y="6.656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11" draw:style-name="gr1" draw:text-style-name="P1" draw:layer="layout" svg:width="2.539cm" svg:height="2.538cm" svg:x="1.924cm" svg:y="9.032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12" draw:style-name="gr1" draw:text-style-name="P1" draw:layer="layout" svg:width="2.539cm" svg:height="2.538cm" svg:x="4.464cm" svg:y="9.53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14" draw:style-name="gr1" draw:text-style-name="P1" draw:layer="layout" svg:width="2.539cm" svg:height="2.538cm" svg:x="1.582cm" svg:y="6.019cm">
          <draw:image xlink:href="Pictures/100002010000018000000180690DAAF920F5719C.png" xlink:type="simple" xlink:show="embed" xlink:actuate="onLoad" loext:mime-type="image/png">
            <text:p/>
          </draw:image>
          <svg:desc>Stetoscopio</svg:desc>
        </draw:frame>
        <draw:custom-shape draw:name="CasellaDiTesto 15" draw:style-name="gr3" draw:text-style-name="P4" draw:layer="layout" svg:width="6.593cm" svg:height="2.621cm" svg:x="9.917cm" svg:y="3.77cm">
          <text:p text:style-name="P3"><text:span text:style-name="T1">Labelling</text:span></text:p>
          <text:p text:style-name="P3"><text:span text:style-name="T1">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-_20_Vuoto" presentation:presentation-page-layout-name="AL1T1">
        <draw:frame draw:name="Elemento grafico 17" draw:style-name="gr1" draw:text-style-name="P1" draw:layer="layout" svg:width="3.725cm" svg:height="3.725cm" svg:x="14.42cm" svg:y="7.288cm">
          <draw:image xlink:href="Pictures/1000020100000180000001803115096392D821F0.png" xlink:type="simple" xlink:show="embed" xlink:actuate="onLoad" loext:mime-type="image/png">
            <text:p/>
          </draw:image>
          <svg:desc>Utenti</svg:desc>
        </draw:frame>
        <draw:custom-shape draw:name="Mostrina 18" draw:style-name="gr2" draw:text-style-name="P2" draw:layer="layout" svg:width="2.409cm" svg:height="4.599cm" svg:x="5.795cm" svg:y="6.831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custom-shape draw:name="Mostrina 19" draw:style-name="gr2" draw:text-style-name="P2" draw:layer="layout" svg:width="2.409cm" svg:height="4.599cm" svg:x="18.146cm" svg:y="6.831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frame draw:name="Elemento grafico 20" draw:style-name="gr1" draw:text-style-name="P1" draw:layer="layout" svg:width="4.057cm" svg:height="4.057cm" svg:x="21.342cm" svg:y="7.101cm">
          <draw:image xlink:href="Pictures/1000020100000180000001809D919C529315A421.png" xlink:type="simple" xlink:show="embed" xlink:actuate="onLoad" loext:mime-type="image/png">
            <text:p/>
          </draw:image>
          <svg:desc>Grafico a barre</svg:desc>
        </draw:frame>
        <draw:frame draw:name="Elemento grafico 21" draw:style-name="gr1" draw:text-style-name="P1" draw:layer="layout" svg:width="2.539cm" svg:height="2.538cm" svg:x="2.347cm" svg:y="6.851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22" draw:style-name="gr1" draw:text-style-name="P1" draw:layer="layout" svg:width="2.539cm" svg:height="2.538cm" svg:x="0.585cm" svg:y="9.227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23" draw:style-name="gr1" draw:text-style-name="P1" draw:layer="layout" svg:width="2.539cm" svg:height="2.538cm" svg:x="3.125cm" svg:y="9.724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24" draw:style-name="gr1" draw:text-style-name="P1" draw:layer="layout" svg:width="2.539cm" svg:height="2.538cm" svg:x="0.243cm" svg:y="6.214cm">
          <draw:image xlink:href="Pictures/100002010000018000000180690DAAF920F5719C.png" xlink:type="simple" xlink:show="embed" xlink:actuate="onLoad" loext:mime-type="image/png">
            <text:p/>
          </draw:image>
          <svg:desc>Stetoscopio</svg:desc>
        </draw:frame>
        <draw:custom-shape draw:name="CasellaDiTesto 25" draw:style-name="gr3" draw:text-style-name="P7" draw:layer="layout" svg:width="6.593cm" svg:height="1.436cm" svg:x="13.982cm" svg:y="4.96cm">
          <text:p text:style-name="P6"><text:span text:style-name="T1">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strina 26" draw:style-name="gr5" draw:text-style-name="P2" draw:layer="layout" svg:width="2.409cm" svg:height="1.551cm" svg:x="11.52cm" svg:y="6.83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custom-shape draw:name="CasellaDiTesto 27" draw:style-name="gr3" draw:text-style-name="P7" draw:layer="layout" svg:width="6.593cm" svg:height="1.436cm" svg:x="7.514cm" svg:y="4.96cm">
          <text:p text:style-name="P6"><text:span text:style-name="T1">Label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28" draw:style-name="gr1" draw:text-style-name="P1" draw:layer="layout" svg:width="3.163cm" svg:height="3.163cm" svg:x="8.095cm" svg:y="7.383cm">
          <draw:image xlink:href="Pictures/100002010000018000000180116833F90AE4B607.png" xlink:type="simple" xlink:show="embed" xlink:actuate="onLoad" loext:mime-type="image/png">
            <text:p/>
          </draw:image>
          <svg:desc>Robot</svg:desc>
        </draw:frame>
        <draw:g draw:name="Gruppo 1">
          <draw:frame draw:name="Elemento grafico 14" draw:style-name="gr1" draw:text-style-name="P1" draw:layer="layout" svg:width="3.725cm" svg:height="3.725cm" svg:x="21.956cm" svg:y="12.98cm">
            <draw:image xlink:href="Pictures/1000020100000180000001804013DF52E8CA01CF.png" xlink:type="simple" xlink:show="embed" xlink:actuate="onLoad" loext:mime-type="image/png">
              <text:p/>
            </draw:image>
            <svg:desc>Cronometro</svg:desc>
          </draw:frame>
          <draw:frame draw:name="Elemento grafico 2" draw:style-name="gr1" draw:text-style-name="P1" draw:layer="layout" svg:width="4.247cm" svg:height="4.247cm" svg:x="20.507cm" svg:y="12.183cm">
            <draw:image xlink:href="Pictures/100002010000018000000180A8F8ADF51C5CFF1F.png" xlink:type="simple" xlink:show="embed" xlink:actuate="onLoad" loext:mime-type="image/png">
              <text:p/>
            </draw:image>
            <svg:desc>Sega</svg:desc>
          </draw:frame>
        </draw:g>
        <draw:custom-shape draw:name="Mostrina 26_0" draw:style-name="gr5" draw:text-style-name="P2" draw:layer="layout" svg:width="2.409cm" svg:height="1.551cm" svg:x="11.51cm" svg:y="9.931cm">
          <text:p/>
          <draw:enhanced-geometry draw:mirror-horizontal="tru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custom-shape draw:name="CasellaDiTesto 27_0" draw:style-name="gr6" draw:text-style-name="P7" draw:layer="layout" svg:width="6.593cm" svg:height="1.436cm" svg:x="13.982cm" svg:y="11.583cm">
          <text:p text:style-name="P6"><text:span text:style-name="T1">Label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7_1" draw:style-name="gr7" draw:text-style-name="P7" draw:layer="layout" svg:width="6.593cm" svg:height="1.436cm" svg:x="7.514cm" svg:y="11.583cm">
          <text:p text:style-name="P6"><text:span text:style-name="T1">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-_20_Vuoto" presentation:presentation-page-layout-name="AL1T1">
        <draw:frame draw:name="Elemento grafico 4_0" draw:style-name="gr1" draw:text-style-name="P1" draw:layer="layout" svg:width="3.725cm" svg:height="3.725cm" svg:x="11.352cm" svg:y="2.173cm">
          <draw:image xlink:href="Pictures/1000020100000180000001803115096392D821F0.png" xlink:type="simple" xlink:show="embed" xlink:actuate="onLoad" loext:mime-type="image/png">
            <text:p/>
          </draw:image>
          <svg:desc>Utenti</svg:desc>
        </draw:frame>
        <draw:frame draw:name="Elemento grafico 6_0" draw:style-name="gr1" draw:text-style-name="P1" draw:layer="layout" svg:width="2.908cm" svg:height="2.694cm" svg:x="20.252cm" svg:y="5.603cm">
          <draw:image xlink:href="Pictures/1000020100000180000001804013DF52E8CA01CF.png" xlink:type="simple" xlink:show="embed" xlink:actuate="onLoad" loext:mime-type="image/png">
            <text:p/>
          </draw:image>
          <svg:desc>Cronometro</svg:desc>
        </draw:frame>
        <draw:custom-shape draw:name="Mostrina 5_0" draw:style-name="gr2" draw:text-style-name="P2" draw:layer="layout" svg:width="2.409cm" svg:height="4.599cm" svg:x="7.791cm" svg:y="1.736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custom-shape draw:name="Mostrina 8_0" draw:style-name="gr2" draw:text-style-name="P2" draw:layer="layout" svg:width="2.409cm" svg:height="4.599cm" svg:x="16.492cm" svg:y="1.66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frame draw:name="Elemento grafico 10_0" draw:style-name="gr1" draw:text-style-name="P1" draw:layer="layout" svg:width="4.057cm" svg:height="4.057cm" svg:x="19.687cm" svg:y="1.931cm">
          <draw:image xlink:href="Pictures/1000020100000180000001809D919C529315A421.png" xlink:type="simple" xlink:show="embed" xlink:actuate="onLoad" loext:mime-type="image/png">
            <text:p/>
          </draw:image>
          <svg:desc>Grafico a barre</svg:desc>
        </draw:frame>
        <draw:frame draw:name="Elemento grafico 3_0" draw:style-name="gr1" draw:text-style-name="P1" draw:layer="layout" svg:width="2.539cm" svg:height="2.538cm" svg:x="3.687cm" svg:y="1.756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11_0" draw:style-name="gr1" draw:text-style-name="P1" draw:layer="layout" svg:width="2.539cm" svg:height="2.538cm" svg:x="1.925cm" svg:y="4.131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12_0" draw:style-name="gr1" draw:text-style-name="P1" draw:layer="layout" svg:width="2.539cm" svg:height="2.538cm" svg:x="4.465cm" svg:y="4.63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14_0" draw:style-name="gr1" draw:text-style-name="P1" draw:layer="layout" svg:width="2.539cm" svg:height="2.538cm" svg:x="1.583cm" svg:y="1.119cm">
          <draw:image xlink:href="Pictures/100002010000018000000180690DAAF920F5719C.png" xlink:type="simple" xlink:show="embed" xlink:actuate="onLoad" loext:mime-type="image/png">
            <text:p/>
          </draw:image>
          <svg:desc>Stetoscopio</svg:desc>
        </draw:frame>
        <draw:custom-shape draw:name="CasellaDiTesto 15_0" draw:style-name="gr3" draw:text-style-name="P4" draw:layer="layout" svg:width="6.593cm" svg:height="2.621cm" svg:x="10.118cm" svg:y="-0.128cm">
          <text:p text:style-name="P3"><text:span text:style-name="T1">Labelling,</text:span></text:p>
          <text:p text:style-name="P3"><text:span text:style-name="T1">Statistic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17_0" draw:style-name="gr1" draw:text-style-name="P1" draw:layer="layout" svg:width="3.725cm" svg:height="3.725cm" svg:x="14.338cm" svg:y="11.716cm">
          <draw:image xlink:href="Pictures/1000020100000180000001803115096392D821F0.png" xlink:type="simple" xlink:show="embed" xlink:actuate="onLoad" loext:mime-type="image/png">
            <text:p/>
          </draw:image>
          <svg:desc>Utenti</svg:desc>
        </draw:frame>
        <draw:custom-shape draw:name="Mostrina 18_0" draw:style-name="gr2" draw:text-style-name="P2" draw:layer="layout" svg:width="2.409cm" svg:height="4.599cm" svg:x="5.713cm" svg:y="11.26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custom-shape draw:name="Mostrina 19_0" draw:style-name="gr2" draw:text-style-name="P2" draw:layer="layout" svg:width="2.409cm" svg:height="4.599cm" svg:x="18.064cm" svg:y="11.26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frame draw:name="Elemento grafico 20_0" draw:style-name="gr1" draw:text-style-name="P1" draw:layer="layout" svg:width="4.057cm" svg:height="4.057cm" svg:x="21.26cm" svg:y="11.384cm">
          <draw:image xlink:href="Pictures/1000020100000180000001809D919C529315A421.png" xlink:type="simple" xlink:show="embed" xlink:actuate="onLoad" loext:mime-type="image/png">
            <text:p/>
          </draw:image>
          <svg:desc>Grafico a barre</svg:desc>
        </draw:frame>
        <draw:frame draw:name="Elemento grafico 21_0" draw:style-name="gr1" draw:text-style-name="P1" draw:layer="layout" svg:width="2.539cm" svg:height="2.538cm" svg:x="2.265cm" svg:y="11.28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22_0" draw:style-name="gr1" draw:text-style-name="P1" draw:layer="layout" svg:width="2.539cm" svg:height="2.538cm" svg:x="0.503cm" svg:y="13.656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23_0" draw:style-name="gr1" draw:text-style-name="P1" draw:layer="layout" svg:width="2.539cm" svg:height="2.538cm" svg:x="3.043cm" svg:y="14.153cm">
          <draw:image xlink:href="Pictures/100002010000018000000180D3B313338D0A5FD4.png" xlink:type="simple" xlink:show="embed" xlink:actuate="onLoad" loext:mime-type="image/png">
            <text:p/>
          </draw:image>
          <svg:desc>Documento</svg:desc>
        </draw:frame>
        <draw:frame draw:name="Elemento grafico 24_0" draw:style-name="gr1" draw:text-style-name="P1" draw:layer="layout" svg:width="2.539cm" svg:height="2.538cm" svg:x="0.161cm" svg:y="10.643cm">
          <draw:image xlink:href="Pictures/100002010000018000000180690DAAF920F5719C.png" xlink:type="simple" xlink:show="embed" xlink:actuate="onLoad" loext:mime-type="image/png">
            <text:p/>
          </draw:image>
          <svg:desc>Stetoscopio</svg:desc>
        </draw:frame>
        <draw:custom-shape draw:name="CasellaDiTesto 25_0" draw:style-name="gr3" draw:text-style-name="P7" draw:layer="layout" svg:width="6.593cm" svg:height="1.436cm" svg:x="13.9cm" svg:y="10.589cm">
          <text:p text:style-name="P6"><text:span text:style-name="T1">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strina 26_1" draw:style-name="gr8" draw:text-style-name="P2" draw:layer="layout" svg:width="2.409cm" svg:height="1.948cm" svg:x="11.438cm" svg:y="11.26cm">
          <text:p/>
          <draw:enhanced-geometry draw:mirror-horizontal="fals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draw:custom-shape draw:name="CasellaDiTesto 27_2" draw:style-name="gr3" draw:text-style-name="P7" draw:layer="layout" svg:width="6.593cm" svg:height="1.436cm" svg:x="7.432cm" svg:y="10.589cm">
          <text:p text:style-name="P6"><text:span text:style-name="T1">Label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lemento grafico 28_0" draw:style-name="gr1" draw:text-style-name="P1" draw:layer="layout" svg:width="3.163cm" svg:height="3.163cm" svg:x="8.013cm" svg:y="11.812cm">
          <draw:image xlink:href="Pictures/100002010000018000000180116833F90AE4B607.png" xlink:type="simple" xlink:show="embed" xlink:actuate="onLoad" loext:mime-type="image/png">
            <text:p/>
          </draw:image>
          <svg:desc>Robot</svg:desc>
        </draw:frame>
        <draw:g draw:name="Gruppo 1_0">
          <draw:frame draw:name="Elemento grafico 14_1" draw:style-name="gr1" draw:text-style-name="P1" draw:layer="layout" svg:width="2.519cm" svg:height="2.519cm" svg:x="22.305cm" svg:y="15.715cm">
            <draw:image xlink:href="Pictures/1000020100000180000001804013DF52E8CA01CF.png" xlink:type="simple" xlink:show="embed" xlink:actuate="onLoad" loext:mime-type="image/png">
              <text:p/>
            </draw:image>
            <svg:desc>Cronometro</svg:desc>
          </draw:frame>
          <draw:frame draw:name="Elemento grafico 2_0" draw:style-name="gr1" draw:text-style-name="P1" draw:layer="layout" svg:width="2.872cm" svg:height="2.872cm" svg:x="21.325cm" svg:y="15.176cm">
            <draw:image xlink:href="Pictures/100002010000018000000180A8F8ADF51C5CFF1F.png" xlink:type="simple" xlink:show="embed" xlink:actuate="onLoad" loext:mime-type="image/png">
              <text:p/>
            </draw:image>
            <svg:desc>Sega</svg:desc>
          </draw:frame>
        </draw:g>
        <draw:custom-shape draw:name="CasellaDiTesto 27_3" draw:style-name="gr9" draw:text-style-name="P7" draw:layer="layout" svg:width="6.593cm" svg:height="1.436cm" svg:x="13.9cm" svg:y="14.812cm">
          <text:p text:style-name="P6"><text:span text:style-name="T1">Label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7_4" draw:style-name="gr10" draw:text-style-name="P7" draw:layer="layout" svg:width="6.593cm" svg:height="1.436cm" svg:x="7.432cm" svg:y="14.812cm">
          <text:p text:style-name="P6"><text:span text:style-name="T1">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strina 26_2" draw:style-name="gr8" draw:text-style-name="P2" draw:layer="layout" svg:width="2.409cm" svg:height="1.948cm" svg:x="11.434cm" svg:y="13.911cm">
          <text:p/>
          <draw:enhanced-geometry draw:mirror-horizontal="true" draw:mirror-vertical="false" svg:viewBox="0 0 0 0" draw:text-areas="?f7 0 ?f8 ?f10" draw:type="ooxml-chevron" draw:modifiers="6231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range-x-minimum="0" draw:handle-position="?f4 0" draw:handle-range-x-maximum="?f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1" svg:font-family="'Calibri Light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left="0cm" fo:margin-right="0cm" fo:margin-top="0.29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Vuoto-background" style:display-name="Default - Vuoto-background" style:family="presentation">
      <style:graphic-properties draw:stroke="none" draw:fill="solid" draw:fill-color="#ffffff"/>
      <style:text-properties style:letter-kerning="true"/>
    </style:style>
    <style:style style:name="Default_20_-_20_Vuoto-backgroundobjects" style:display-name="Default - 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Vuoto-notes" style:display-name="Default - 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Vuoto-outline1" style:display-name="Default - Vuoto-outline1" style:family="presentation">
      <style:graphic-properties draw:stroke="none" draw:fill="none" draw:auto-grow-height="false" draw:fit-to-size="shrink-to-fit" style:shrink-to-fit="true">
        <text:list-style style:name="Default_20_-_20_Vuoto-outline1" style:display-name="Default - 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Vuoto-outline2" style:display-name="Default - Vuoto-outline2" style:family="presentation" style:parent-style-name="Default_20_-_20_Vuoto-outline1"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-_20_Vuoto-outline3" style:display-name="Default - Vuoto-outline3" style:family="presentation" style:parent-style-name="Default_20_-_20_Vuoto-outline2">
      <style:paragraph-properties fo:margin-left="0cm" fo:margin-right="0cm" fo:margin-top="0.29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-_20_Vuoto-outline4" style:display-name="Default - Vuoto-outline4" style:family="presentation" style:parent-style-name="Default_20_-_20_Vuoto-outline3"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-_20_Vuoto-outline5" style:display-name="Default - Vuoto-outline5" style:family="presentation" style:parent-style-name="Default_20_-_20_Vuot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-_20_Vuoto-outline6" style:display-name="Default - Vuoto-outline6" style:family="presentation" style:parent-style-name="Default_20_-_20_Vuot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-_20_Vuoto-outline7" style:display-name="Default - Vuoto-outline7" style:family="presentation" style:parent-style-name="Default_20_-_20_Vuot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-_20_Vuoto-outline8" style:display-name="Default - Vuoto-outline8" style:family="presentation" style:parent-style-name="Default_20_-_20_Vuot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-_20_Vuoto-outline9" style:display-name="Default - Vuoto-outline9" style:family="presentation" style:parent-style-name="Default_20_-_20_Vuot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-_20_Vuoto-subtitle" style:display-name="Default - Vuoto-subtitle" style:family="presentation">
      <style:graphic-properties draw:stroke="none" draw:fill="none" draw:textarea-vertical-align="middle">
        <text:list-style style:name="Default_20_-_20_Vuoto-subtitle" style:display-name="Default - 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Vuoto-title" style:display-name="Default - Vuoto-title" style:family="presentation">
      <style:graphic-properties draw:stroke="none" draw:fill="none" draw:textarea-vertical-align="middle">
        <text:list-style style:name="Default_20_-_20_Vuoto-title" style:display-name="Default - 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-_20_Vuo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efault_20_-_20_Vuo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_20_-_20_Vuo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it" fo:country="I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04cm" svg:x="1cm" svg:y="2.9cm"/>
      <draw:page-thumbnail draw:layer="backgroundobjects" svg:width="9.294cm" svg:height="6.04cm" svg:x="1cm" svg:y="10.948cm"/>
      <draw:page-thumbnail draw:layer="backgroundobjects" svg:width="9.294cm" svg:height="6.04cm" svg:x="1cm" svg:y="18.996cm"/>
      <draw:page-thumbnail draw:layer="backgroundobjects" svg:width="9.294cm" svg:height="6.04cm" svg:x="11.295cm" svg:y="2.9cm"/>
      <draw:page-thumbnail draw:layer="backgroundobjects" svg:width="9.294cm" svg:height="6.04cm" svg:x="11.295cm" svg:y="10.948cm"/>
      <draw:page-thumbnail draw:layer="backgroundobjects" svg:width="9.294cm" svg:height="6.04cm" svg:x="11.295cm" svg:y="18.996cm"/>
    </style:handout-master>
    <style:master-page style:name="Diapositiva_20_titolo" style:display-name="Diapositiva titolo" style:page-layout-name="PM1" draw:style-name="Mdp1">
      <draw:frame draw:name="Title 1" presentation:style-name="Mpr1" draw:text-style-name="MP6" draw:layer="backgroundobjects" svg:width="21.589cm" svg:height="6.631cm" svg:x="1.905cm" svg:y="3.117cm" presentation:class="title" presentation:user-transformed="true">
        <draw:text-box>
          <text:p text:style-name="MP5"><text:span text:style-name="MT2">Fare clic per modificare lo stile del titolo</text:span></text:p>
        </draw:text-box>
      </draw:frame>
      <draw:frame draw:name="Date Placeholder 3" presentation:style-name="Mpr2" draw:text-style-name="MP8" draw:layer="backgroundobjects" svg:width="5.714cm" svg:height="1.013cm" svg:x="1.746cm" svg:y="17.656cm" presentation:class="date-time" presentation:user-transformed="true">
        <draw:text-box>
          <text:p text:style-name="MP7"><text:span text:style-name="MT3"><text:date style:data-style-name="D1" text:date-value="2020-03-02">02/03/20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8.624cm" svg:height="10.476cm" svg:x="1.482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-_20_Vuoto" style:display-name="Default - Vuoto" style:page-layout-name="PM1" draw:style-name="Mdp1">
      <draw:frame draw:name="Numero diapositiva" presentation:style-name="Mpr5" draw:text-style-name="MP8" draw:layer="backgroundobjects" svg:width="5.714cm" svg:height="1.013cm" svg:x="17.939cm" svg:y="17.65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efault_20_-_20_Vuoto-title" draw:layer="backgroundobjects" svg:width="22.859cm" svg:height="3.18cm" svg:x="1.27cm" svg:y="0.759cm" presentation:class="title" presentation:placeholder="true">
        <draw:text-box/>
      </draw:frame>
      <draw:frame presentation:style-name="Default_20_-_20_Vuoto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page-thumbnail presentation:style-name="Default_20_-_20_Vuoto-title" draw:layer="backgroundobjects" svg:width="13.968cm" svg:height="10.476cm" svg:x="3.81cm" svg:y="2.123cm" presentation:class="page"/>
        <draw:frame presentation:style-name="Default_20_-_20_Vuot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resentazione standard di PowerPoint</dc:title>
    <meta:initial-creator>Utente di Microsoft Office</meta:initial-creator>
    <dc:creator>Stefano Martina</dc:creator>
    <meta:editing-cycles>74</meta:editing-cycles>
    <meta:print-date>2020-01-28T14:19:40</meta:print-date>
    <meta:creation-date>2019-02-11T09:46:26</meta:creation-date>
    <dc:date>2020-03-02T17:00:23.844854707</dc:date>
    <meta:editing-duration>P1DT8H23M27S</meta:editing-duration>
    <meta:generator>LibreOffice/6.4.0.3$Linux_X86_64 LibreOffice_project/40$Build-3</meta:generator>
    <meta:document-statistic meta:object-count="9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